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5.09mm" svg:height="61.35mm" svg:x="0mm" svg:y="32.15m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_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44:37.012662116</meta:creation-date>
    <dc:date>2019-08-20T15:17:35.292272128</dc:date>
    <meta:editing-duration>PT12M37S</meta:editing-duration>
    <meta:editing-cycles>1</meta:editing-cycles>
    <meta:document-statistic meta:table-count="1" meta:cell-count="12" meta:object-count="1"/>
    <meta:generator>LibreOffice/6.2.5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1cm" svg:height="6.136cm" xlink:href=".." xlink:type="simple" chart:class="chart:scatter" chart:style-name="ch1">
        <chart:legend chart:legend-position="end" svg:x="8.684cm" svg:y="2.769cm" style:legend-expansion="high" chart:style-name="ch2"/>
        <chart:plot-area chart:style-name="ch3" table:cell-range-address="Sheet1.A1:Sheet1.B6" chart:data-source-has-labels="row" svg:x="0.23cm" svg:y="0.122cm" svg:width="8.224cm" svg:height="5.892cm">
          <chartooo:coordinate-region svg:x="1.037cm" svg:y="0.322cm" svg:width="7.23cm" svg:height="5.0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_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</svg:desc>
                </draw:g>
              </table:table-cell>
              <table:table-cell office:value-type="float" office:value="10">
                <text:p>1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